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fo:language="el" fo:country="GR" officeooo:paragraph-rsid="001f2c70" style:font-size-asian="16pt" style:font-size-complex="16pt"/>
    </style:style>
    <style:style style:name="P2" style:family="paragraph" style:parent-style-name="Standard">
      <style:paragraph-properties fo:text-align="center" style:justify-single-word="false"/>
      <style:text-properties fo:font-size="16pt" fo:language="el" fo:country="GR" officeooo:paragraph-rsid="001f2c70" style:font-size-asian="16pt" style:font-size-complex="16pt"/>
    </style:style>
    <style:style style:name="P3" style:family="paragraph" style:parent-style-name="Standard">
      <style:paragraph-properties fo:text-align="center" style:justify-single-word="false"/>
      <style:text-properties fo:font-size="18pt" fo:language="el" fo:country="GR" officeooo:paragraph-rsid="001f2c70" style:font-size-asian="18pt" style:font-size-complex="18pt"/>
    </style:style>
    <style:style style:name="P4" style:family="paragraph" style:parent-style-name="Standard">
      <style:paragraph-properties fo:text-align="center" style:justify-single-word="false"/>
      <style:text-properties fo:font-size="18pt" fo:language="el" fo:country="GR" officeooo:rsid="001f2c70" officeooo:paragraph-rsid="001f2c70" style:font-size-asian="18pt" style:font-size-complex="18pt"/>
    </style:style>
    <style:style style:name="P5" style:family="paragraph" style:parent-style-name="Standard">
      <style:paragraph-properties fo:text-align="start" style:justify-single-word="false"/>
      <style:text-properties fo:font-size="14pt" fo:language="el" fo:country="GR" style:text-underline-style="none" officeooo:rsid="001f2c70" officeooo:paragraph-rsid="001f2c70" style:font-size-asian="12.25pt" style:font-size-complex="14pt"/>
    </style:style>
    <style:style style:name="P6" style:family="paragraph" style:parent-style-name="Standard">
      <style:paragraph-properties fo:text-align="start" style:justify-single-word="false"/>
      <style:text-properties fo:font-size="14pt" fo:language="el" fo:country="GR" style:text-underline-style="none" officeooo:rsid="0020aca9" officeooo:paragraph-rsid="0020aca9" style:font-size-asian="12.25pt" style:font-size-complex="14pt"/>
    </style:style>
    <style:style style:name="P7" style:family="paragraph" style:parent-style-name="Standard">
      <style:paragraph-properties fo:text-align="start" style:justify-single-word="false"/>
      <style:text-properties fo:font-size="14pt" fo:language="el" fo:country="GR" style:text-underline-style="none" officeooo:rsid="002434f1" officeooo:paragraph-rsid="002434f1" style:font-size-asian="12.25pt" style:font-size-complex="14pt"/>
    </style:style>
    <style:style style:name="P8" style:family="paragraph" style:parent-style-name="Standard">
      <style:paragraph-properties fo:text-align="start" style:justify-single-word="false"/>
      <style:text-properties fo:font-size="14pt" fo:language="el" fo:country="GR" style:text-underline-style="none" officeooo:rsid="0026167f" officeooo:paragraph-rsid="0026167f" style:font-size-asian="12.25pt" style:font-size-complex="14pt"/>
    </style:style>
    <style:style style:name="P9" style:family="paragraph" style:parent-style-name="Standard">
      <style:paragraph-properties fo:text-align="start" style:justify-single-word="false"/>
      <style:text-properties fo:font-size="14pt" fo:language="el" fo:country="GR" style:text-underline-style="none" officeooo:rsid="0032d3a8" officeooo:paragraph-rsid="0032d3a8" style:font-size-asian="12.25pt" style:font-size-complex="14pt"/>
    </style:style>
    <style:style style:name="P10" style:family="paragraph" style:parent-style-name="Standard">
      <style:paragraph-properties fo:text-align="start" style:justify-single-word="false"/>
      <style:text-properties fo:font-size="14pt" fo:language="el" fo:country="GR" style:text-underline-style="none" officeooo:rsid="0033a852" officeooo:paragraph-rsid="0033a852" style:font-size-asian="12.25pt" style:font-size-complex="14pt"/>
    </style:style>
    <style:style style:name="P11"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1f2c70" officeooo:paragraph-rsid="001f2c70" style:font-size-asian="12.25pt" style:font-size-complex="14pt"/>
    </style:style>
    <style:style style:name="P12"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20aca9" officeooo:paragraph-rsid="0020aca9" style:font-size-asian="12.25pt" style:font-size-complex="14pt"/>
    </style:style>
    <style:style style:name="P13" style:family="paragraph" style:parent-style-name="Standard">
      <style:paragraph-properties fo:text-align="start" style:justify-single-word="false"/>
      <style:text-properties style:font-name="Courier 10 Pitch" fo:font-size="14pt" fo:language="el" fo:country="GR" style:text-underline-style="none" officeooo:rsid="0033a852" officeooo:paragraph-rsid="0033a852" style:font-size-asian="12.25pt" style:font-size-complex="14pt"/>
    </style:style>
    <style:style style:name="P14" style:family="paragraph" style:parent-style-name="Standard">
      <style:paragraph-properties fo:text-align="start" style:justify-single-word="false" fo:break-before="page"/>
      <style:text-properties fo:font-size="16pt" fo:language="el" fo:country="GR" style:text-underline-style="solid" style:text-underline-width="auto" style:text-underline-color="font-color" officeooo:rsid="001f2c70" officeooo:paragraph-rsid="001f2c70" style:font-size-asian="16pt" style:font-size-complex="16pt"/>
    </style:style>
    <style:style style:name="P15" style:family="paragraph" style:parent-style-name="Standard">
      <style:paragraph-properties fo:text-align="start" style:justify-single-word="false" fo:break-before="page"/>
      <style:text-properties fo:font-size="16pt" fo:language="el" fo:country="GR" style:text-underline-style="solid" style:text-underline-width="auto" style:text-underline-color="font-color" officeooo:rsid="001f2c70" officeooo:paragraph-rsid="001f2c70" style:font-size-asian="14pt" style:font-size-complex="16pt"/>
    </style:style>
    <style:style style:name="P16" style:family="paragraph" style:parent-style-name="Standard" style:list-style-name="L1">
      <style:paragraph-properties fo:text-align="start" style:justify-single-word="false"/>
      <style:text-properties fo:font-size="14pt" fo:language="el" fo:country="GR" style:text-underline-style="none" officeooo:rsid="001f2c70" officeooo:paragraph-rsid="001f2c70" style:font-size-asian="12.25pt" style:font-size-complex="14pt"/>
    </style:style>
    <style:style style:name="P17" style:family="paragraph" style:parent-style-name="Standard" style:list-style-name="L2">
      <style:paragraph-properties fo:text-align="start" style:justify-single-word="false"/>
      <style:text-properties fo:font-size="14pt" fo:language="el" fo:country="GR" style:text-underline-style="none" officeooo:rsid="001f2c70" officeooo:paragraph-rsid="001f2c70" style:font-size-asian="12.25pt" style:font-size-complex="14pt"/>
    </style:style>
    <style:style style:name="P18" style:family="paragraph" style:parent-style-name="Standard">
      <style:paragraph-properties fo:text-align="start" style:justify-single-word="false"/>
      <style:text-properties fo:font-size="14pt" fo:language="el" fo:country="GR" style:text-underline-style="none" officeooo:rsid="001f2c70" officeooo:paragraph-rsid="003af58e" style:font-size-asian="12.25pt" style:font-size-complex="14pt"/>
    </style:style>
    <style:style style:name="P19" style:family="paragraph" style:parent-style-name="Standard" style:list-style-name="L1">
      <style:paragraph-properties fo:text-align="start" style:justify-single-word="false"/>
      <style:text-properties fo:font-size="14pt" fo:language="el" fo:country="GR" style:text-underline-style="none" officeooo:rsid="002f9b41" officeooo:paragraph-rsid="002f9b41" style:font-size-asian="12.25pt" style:font-size-complex="14pt"/>
    </style:style>
    <style:style style:name="P20" style:family="paragraph" style:parent-style-name="Standard">
      <style:paragraph-properties fo:text-align="start" style:justify-single-word="false"/>
      <style:text-properties fo:font-size="14pt" fo:language="el" fo:country="GR" style:text-underline-style="none" officeooo:rsid="003af58e" officeooo:paragraph-rsid="003af58e" style:font-size-asian="12.25pt" style:font-size-complex="14pt"/>
    </style:style>
    <style:style style:name="P21"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1f2c70" officeooo:paragraph-rsid="003af58e" style:font-size-asian="12.25pt" style:font-size-complex="14pt"/>
    </style:style>
    <style:style style:name="P22"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3af58e" officeooo:paragraph-rsid="003af58e" style:font-size-asian="12.25pt" style:font-size-complex="14pt"/>
    </style:style>
    <style:style style:name="T1" style:family="text">
      <style:text-properties officeooo:rsid="001f2c70"/>
    </style:style>
    <style:style style:name="T2" style:family="text">
      <style:text-properties officeooo:rsid="00228aa2"/>
    </style:style>
    <style:style style:name="T3" style:family="text">
      <style:text-properties officeooo:rsid="0026167f"/>
    </style:style>
    <style:style style:name="T4" style:family="text">
      <style:text-properties officeooo:rsid="00264fc4"/>
    </style:style>
    <style:style style:name="T5" style:family="text">
      <style:text-properties officeooo:rsid="0031dc69"/>
    </style:style>
    <style:style style:name="T6" style:family="text">
      <style:text-properties officeooo:rsid="0033a85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Τεχνολογίες Εφαρμογών Διαδικτύου</text:p>
      <text:p text:style-name="P3">Εαρινό εξάμηνο 20<text:span text:style-name="T1">15-2016</text:span></text:p>
      <text:p text:style-name="P2"/>
      <text:p text:style-name="P2"/>
      <text:p text:style-name="P3">Εργασία Εξαμήνου</text:p>
      <text:p text:style-name="P2"/>
      <text:p text:style-name="P2"/>
      <text:p text:style-name="P2"/>
      <text:p text:style-name="P2">Στοιχεία Φοιτητών</text:p>
      <text:p text:style-name="P1"/>
      <text:p text:style-name="P1">Επώνυμο:<text:tab/><text:tab/><text:span text:style-name="T1">Φιλιππάκης<text:tab/><text:tab/><text:tab/><text:tab/></text:span>Τριανταφύλλου</text:p>
      <text:p text:style-name="P1">Όνομα:<text:tab/><text:tab/><text:span text:style-name="T1">Νικόλαος<text:tab/><text:tab/><text:tab/><text:tab/><text:tab/></text:span>Κωνσταντίνος</text:p>
      <text:p text:style-name="P1">Α.Μ.:<text:tab/><text:tab/>1115201<text:span text:style-name="T1">0</text:span>001<text:span text:style-name="T1">03</text:span> <text:tab/><text:tab/><text:tab/>1115201100<text:span text:style-name="T1">157</text:span></text:p>
      <text:p text:style-name="P1">e-mail:<text:tab/><text:tab/><text:a xlink:type="simple" xlink:href="mailto:sdi1100157@di.uoa.gr" text:style-name="Internet_20_link" text:visited-style-name="Visited_20_Internet_20_Link">sdi1</text:a><text:a xlink:type="simple" xlink:href="mailto:sdi1100157@di.uoa.gr" text:style-name="Internet_20_link" text:visited-style-name="Visited_20_Internet_20_Link"><text:span text:style-name="T1">0</text:span></text:a><text:a xlink:type="simple" xlink:href="mailto:sdi1100157@di.uoa.gr" text:style-name="Internet_20_link" text:visited-style-name="Visited_20_Internet_20_Link">001</text:a><text:a xlink:type="simple" xlink:href="mailto:sdi1100157@di.uoa.gr" text:style-name="Internet_20_link" text:visited-style-name="Visited_20_Internet_20_Link"><text:span text:style-name="T1">03</text:span></text:a><text:a xlink:type="simple" xlink:href="mailto:sdi1100157@di.uoa.gr" text:style-name="Internet_20_link" text:visited-style-name="Visited_20_Internet_20_Link">@di.uoa.gr</text:a><text:tab/><text:tab/><text:a xlink:type="simple" xlink:href="mailto:sdi1100157@di.uoa.gr" text:style-name="Internet_20_link" text:visited-style-name="Visited_20_Internet_20_Link">sdi1100</text:a><text:a xlink:type="simple" xlink:href="mailto:sdi1100157@di.uoa.gr" text:style-name="Internet_20_link" text:visited-style-name="Visited_20_Internet_20_Link"><text:span text:style-name="T1">157@di.uoa.gr</text:span></text:a></text:p>
      <text:p text:style-name="P1"/>
      <text:p text:style-name="P14">Εισαγωγή</text:p>
      <text:p text:style-name="P5"/>
      <text:p text:style-name="P5">Έχουν υλοποιηθεί <text:span text:style-name="T2">πλήρως </text:span>όλα τα ζητούμενα της εργασίας και το bonus κομμάτι.</text:p>
      <text:p text:style-name="P5"/>
      <text:p text:style-name="P5"/>
      <text:p text:style-name="P11">Τεχνολογίες που χρησιμοποιήθηκαν</text:p>
      <text:p text:style-name="P5"/>
      <text:list xml:id="list2900452687133544908" text:style-name="L1">
        <text:list-item>
          <text:p text:style-name="P16">Spring (REST)</text:p>
        </text:list-item>
        <text:list-item>
          <text:p text:style-name="P16">AngularJS</text:p>
        </text:list-item>
        <text:list-item>
          <text:p text:style-name="P16">HTML, CSS (SASS)</text:p>
        </text:list-item>
        <text:list-item>
          <text:p text:style-name="P16">PostgreSQL</text:p>
        </text:list-item>
        <text:list-item>
          <text:p text:style-name="P16">Maven</text:p>
        </text:list-item>
        <text:list-item>
          <text:p text:style-name="P19">JWT</text:p>
        </text:list-item>
      </text:list>
      <text:p text:style-name="P5"/>
      <text:p text:style-name="P9">Το αρχείο .war δημιουργείται με την εντολή “mvn package” και βρίσκεται στο directory “target”. Η εκκίνηση της εφαρμογής γίνεται με τη μεταφορά του αρχείου .war στο directory “webapps” του tomcat server. Επίσης, στις ρυθμίσεις του tomcat θα πρέπει να υπάρχει connector για https.</text:p>
      <text:p text:style-name="P5"/>
      <text:p text:style-name="P9">Για την χρήση της βάσης PostgreSQL πρέπει να δηλωθούν τα στοιχεία της βάσης (URL, username, password) στο αρχείο application.properties. Οι <text:span text:style-name="T6">default ρυθμίσεις είναι username και password “ted” στη βάση “ted” στον localhost.</text:span></text:p>
      <text:p text:style-name="P10">Για τις παραπάνω ρυθμίσεις, η δημιουργία των tables στη βάση γίνεται ως εξής:</text:p>
      <text:p text:style-name="P13"><text:tab/>psql -U ted -W -d ted</text:p>
      <text:p text:style-name="P13"><text:tab/>\i dump.sql</text:p>
      <text:p text:style-name="P5"/>
      <text:p text:style-name="P11">Παρατηρήσεις</text:p>
      <text:p text:style-name="P11"/>
      <text:p text:style-name="P5">Στο αρχείο src/main/resources/application.properties ορίζονται ορισμένες βασικές ιδιότητες της εφαρμογής:</text:p>
      <text:p text:style-name="P5"/>
      <text:list xml:id="list8860554171154798881" text:style-name="L2">
        <text:list-item>
          <text:p text:style-name="P17">Database connection properties</text:p>
        </text:list-item>
        <text:list-item>
          <text:p text:style-name="P17">Connection pooling properties</text:p>
        </text:list-item>
        <text:list-item>
          <text:p text:style-name="P17">Signing key (Authentication)</text:p>
        </text:list-item>
        <text:list-item>
          <text:p text:style-name="P17">File upload properties</text:p>
          <text:list>
            <text:list-item>
              <text:p text:style-name="P17">Image directory (πρέπει να τεθεί εκ νέου)</text:p>
            </text:list-item>
            <text:list-item>
              <text:p text:style-name="P17">Max file size</text:p>
            </text:list-item>
          </text:list>
        </text:list-item>
        <text:list-item>
          <text:p text:style-name="P17">Optionally change ending date year of auctions loaded from the dataset (e.g. from 2001 to 2017)</text:p>
        </text:list-item>
        <text:list-item>
          <text:p text:style-name="P17">User rating change when using the rating system's upvote/downvote actions.</text:p>
        </text:list-item>
      </text:list>
      <text:p text:style-name="P5"/>
      <text:p text:style-name="P5"/>
      <text:p text:style-name="P15">Υλοποίηση</text:p>
      <text:p text:style-name="P11"/>
      <text:p text:style-name="P11"/>
      <text:p text:style-name="P11">Authentication – JWT – User Roles</text:p>
      <text:p text:style-name="P5"/>
      <text:p text:style-name="P8">Για authentication και authorization χρησιμοποιείται η τεχνολογία JWT (<text:a xlink:type="simple" xlink:href="https://jwt.io/" text:style-name="Internet_20_link" text:visited-style-name="Visited_20_Internet_20_Link">JSON Web Tokens</text:a>). Όταν ο χρήστης εισέλθει στην εφαρμογή, <text:span text:style-name="T5">του δίνεται</text:span> ένα token με τα στοιχεία του, όπως το username, το expiration του token και το αν είναι admin. Αυτό το token είναι υπογεγραμμένο με το secret key του server, έτσι ώστε να μην μπορεί να αλλάξει την τιμή του ο χρήστης χωρίς να το καταλάβει ο server. Ο ίδιος ο server δεν κρατάει κάποια πληροφορία, απλώς σε κάθε request λαμβάνει και το token <text:s/>του χρήστη και επικυρώνει την αυθεντικότητά του. <text:span text:style-name="T4">Ακόμη, δίνει στον χρήστη κάποιους ρόλους (όπως admin, user) και χρησιμοποιείται Spring Security για να εξασφαλίσει το απαραίτητο authorization για κάθε endpoint.</text:span></text:p>
      <text:p text:style-name="P5"/>
      <text:p text:style-name="P21">Asynchronous Calls</text:p>
      <text:p text:style-name="P18"/>
      <text:p text:style-name="P18">Σε συγκεκριμένα σημεία της εφαρμογής εκτελούνται στο background async calls προς το rest api ώστε τα δεδομένα (auctions, bids, messages, notifications) να ανανεώνονται δυναμικά και η εμπειρία του χρήστη να γίνεται ευκολότερη και ομαλότερη.</text:p>
      <text:p text:style-name="P18"/>
      <text:p text:style-name="P22">Race Conditions</text:p>
      <text:p text:style-name="P18"/>
      <text:p text:style-name="P20">Για την αποφυγή race conditions, χρησιμοποιούνται synchronized blocks στα κατάλληλα σημεία (πχ όταν γίνεται ένα bid).</text:p>
      <text:p text:style-name="P5"/>
      <text:p text:style-name="P12">Pagination</text:p>
      <text:p text:style-name="P6"/>
      <text:p text:style-name="P6">Η εφαρμογή χρησιμοποιεί pagination για τον περιορισμό των προβαλλόμενων τόσο για καλύτερη παρουσία τους αλλά και για εξοικονόμιση πόρων, αφού το rest api επιστρέφει μόνο ένα Page και όχι όλα τα αποτελέσματα κάθε φορά.</text:p>
      <text:p text:style-name="P6"/>
      <text:p text:style-name="P11">Scheduled Tasks</text:p>
      <text:p text:style-name="P11"/>
      <text:p text:style-name="P7">Για τις ανάγκες της εφαρμογής έχουν δημιουργηθεί δύο scheduled tasks. Το πρώτο από αυτά ελέγχει μία φορά το λεπτό αν υπάρχουν δημοπρασίες που μόλις τελείωσαν και κάνει τις κατάλληλες ενέργειες (πχ αποστολή μηνυμάτων στους χρήστες). Το δεύτερο τρέχει μία φορά τη μέρα και αφορά το bonus μέρος της άσκησης, μαζεύει δηλαδή τις κατάλληλες πληροφορίες στη βάση δεδομένων ώστε να είναι δυνατή η πρόταση αντικειμένων στους χρήστες.</text:p>
      <text:p text:style-name="P11"/>
      <text:p text:style-name="P5"/>
      <text:p text:style-name="P11">Bonus <text:span text:style-name="T2">Part</text:span></text:p>
      <text:p text:style-name="P11"/>
      <text:p text:style-name="P7"><text:soft-page-break/>Για το bonus μέρος της άσκησης <text:span text:style-name="T3">υπάρχει ειδική σελίδα όπου ο χρήστης βλέπει αντικείμενα που του προτείνονται, αν υπάρχουν. Η συλλογή των απαραίτητων δεδομένων γίνεται είτε αυτόματα μία φορά τη μέρα (scheduled task) ή μπορεί να την ενεργοποιήσει ο administrator από το admin panel.</text:span></text:p>
      <text:p text:style-name="P8">Όταν ξεκινάει η διαδικασία, αρχικά υπολογίζεται το similarity μεταξύ των users, χρησιμοποιώντας το cosine similarity με μετρική το πόσα αντικείμενα υπάρχουν στα οποία έχουν κάνει και οι δύο χρήστες bid.</text:p>
      <text:p text:style-name="P8">Στη συνέχεια, έχοντας τους πιο κοντινούς γείτονες του κάθε χρήστη, υπολογίζονται recommendations με βάρος το similarity των χρηστών. Για κάθε χρήστη, τα recommendations από τους γείτονές του αθροίζονται, ώστε να εξαχθούν τα πιο ενδιαφέροντα για αυτόν αντικείμενα, τα οποία τελικά αποθηκεύονται στη βάση. Η όλη διαδικασία, με όλα τα datasets φορτωμένα, παίρνει περίπου 10 δευτερόλεπτα.</text:p>
      <text:p text:style-name="P8">Υπάρχουν ακόμη έλεγχοι ώστε να μην προτείνονται κλειστές δημοπρασίες ή να μην προτείνονται σε κάποιον χρήστη τα δικά του αντικείμεν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7:23:38.358886518</meta:creation-date>
    <dc:date>2016-10-03T00:41:10.632885831</dc:date>
    <meta:editing-duration>PT9M40S</meta:editing-duration>
    <meta:editing-cycles>6</meta:editing-cycles>
    <meta:generator>LibreOffice/5.1.4.2$Linux_X86_64 LibreOffice_project/10m0$Build-2</meta:generator>
    <meta:document-statistic meta:table-count="0" meta:image-count="0" meta:object-count="0" meta:page-count="4" meta:paragraph-count="48" meta:word-count="639" meta:character-count="4288" meta:non-whitespace-character-count="3691"/>
  </office:meta>
</office:document-meta>
</file>